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2em"/>
        <mo stretchy="false">=</mo>
        <mspace width="2em"/>
      </mrow>
      <mstyle mathvariant="bold">
        <mi>F</mi>
      </mstyle>
      <mrow>
        <mspace width="2em"/>
        <mo stretchy="false">⋅</mo>
        <mspace width="2em"/>
      </mrow>
      <mstyle mathvariant="bold">
        <mi>d</mi>
      </mstyle>
      <mrow>
        <mspace width="2em"/>
        <mo stretchy="false">=</mo>
        <mspace width="2em"/>
      </mrow>
      <mrow>
        <mo fence="true" stretchy="false">|</mo>
        <mrow>
          <mstyle mathvariant="bold">
            <mi>F</mi>
          </mstyle>
        </mrow>
        <mo fence="true" stretchy="false">|</mo>
      </mrow>
      <mspace width="0.5em"/>
      <mrow>
        <mo fence="true" stretchy="false">|</mo>
        <mrow>
          <mstyle mathvariant="bold">
            <mi>d</mi>
          </mstyle>
        </mrow>
        <mo fence="true" stretchy="false">|</mo>
      </mrow>
      <mspace width="0.5em"/>
      <mi>cos</mi>
      <mi mathvariant="normal">ϑ</mi>
      <mrow>
        <mspace width="2em"/>
        <mo stretchy="false">=</mo>
        <mspace width="2em"/>
      </mrow>
      <mi>F</mi>
      <mi>d</mi>
      <mi>cos</mi>
      <mi mathvariant="normal">ϑ</mi>
      <mrow>
        <mspace width="2em"/>
        <mo stretchy="false">=</mo>
        <mspace width="2em"/>
      </mrow>
      <mrow>
        <mo fence="true" stretchy="false">(</mo>
        <mrow>
          <mrow>
            <mi>F</mi>
            <mi>cos</mi>
            <mi mathvariant="normal">ϑ</mi>
          </mrow>
        </mrow>
        <mo fence="true" stretchy="false">)</mo>
      </mrow>
      <mi>d</mi>
      <mrow>
        <mspace width="2em"/>
        <mo stretchy="false">=</mo>
        <mspace width="2em"/>
      </mrow>
      <msub>
        <mi>F</mi>
        <mrow>
          <mspace width="0.5em"/>
          <mo stretchy="false">∥</mo>
          <mspace width="0.5em"/>
        </mrow>
      </msub>
      <mspace width="0.5em"/>
      <mi>d</mi>
    </mrow>
    <annotation encoding="StarMath 5.0">W ~=~ bold F ~cdot~ bold d 
~=~ lline bold F rline ` lline bold d rline ` cos %ivartheta 
~=~ F d cos %ivartheta
~=~ (F cos %ivartheta) d 
~=~ F _ {`parallel`} ` d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6:35:23.659000000</meta:creation-date>
    <meta:generator>LibreOffice/4.3.4.1$Windows_x86 LibreOffice_project/bc356b2f991740509f321d70e4512a6a54c5f243</meta:generator>
    <dc:date>2015-03-03T17:04:57.184000000</dc:date>
    <meta:editing-duration>PT24S</meta:editing-duration>
    <meta:editing-cycles>2</meta:editing-cycles>
  </office:meta>
</office:document-meta>
</file>